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 Sans" svg:font-family="'Open Sans'"/>
    <style:font-face style:name="OpenSymbol" svg:font-family="OpenSymbol"/>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200%"/>
      <style:text-properties style:font-name="Arial"/>
    </style:style>
    <style:style style:name="P2" style:family="paragraph" style:parent-style-name="Standard">
      <style:paragraph-properties fo:line-height="200%"/>
    </style:style>
    <style:style style:name="P3" style:family="paragraph" style:parent-style-name="Standard">
      <style:paragraph-properties fo:line-height="200%"/>
      <style:text-properties style:font-name="Arial"/>
    </style:style>
    <style:style style:name="T1"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2" style:family="text">
      <style:text-properties fo:font-variant="normal" fo:text-transform="none" fo:color="#000000" style:text-line-through-style="none" style:font-name="Arial" fo:font-size="12pt" fo:language="en" fo:country="none"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text-line-through-style="none" style:font-name="Open Sans" fo:font-size="12pt" fo:language="en" fo:country="none" fo:font-style="normal" style:text-underline-style="none" fo:font-weight="normal" style:text-blinking="false" fo:background-color="transparent" style:font-size-asian="12pt" style:font-weight-asian="normal" style:font-size-complex="12pt" style:font-weight-complex="normal"/>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weight-asian="normal" style:font-size-complex="12pt" style:font-weight-complex="normal"/>
    </style:style>
    <style:style style:name="T5" style:family="text">
      <style:text-properties fo:font-variant="normal" fo:text-transform="none" fo:color="#000000" style:text-line-through-style="none" fo:font-size="12pt" fo:language="en" fo:country="none" fo:font-style="normal" style:text-underline-style="none" fo:font-weight="normal" style:text-blinking="false" fo:background-color="transparent" style:font-size-asian="12pt" style:font-weight-asian="normal" style:font-size-complex="12pt" style:font-weight-complex="normal"/>
    </style:style>
    <style:style style:name="T6" style:family="text">
      <style:text-properties style:font-name="Arial"/>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xt:span text:style-name="T6">ris Martinez </text:span></text:p>
      <text:p text:style-name="P3">Big Mountain Resort Findings Summary </text:p>
      <text:p text:style-name="P3"/>
      <text:p text:style-name="P3"><text:tab/><text:span text:style-name="T8">This season, Big mountain resort, installed an additional chair lift to help increase the distribution of visitors on the resort's mountain. This addition increased their operating costs by $1,540,000. To offset this increase in operation costs, Big Mountain resort is looking to reevaluate </text:span><text:span text:style-name="T4">their ticket pricing model to reflect the current value of their facilities before the start of the upcoming season. For this model, we took a look at </text:span><text:bookmark text:name="docs-internal-guid-2e663739-7fff-6829-8f52-ce372df7d88f"/><text:span text:style-name="T4">the CSV file given by the database manager that contains information from 330 resorts in the US that can be considered part of the same market share. We examined important columns that will help with our decision making in the analysis. </text:span></text:p>
      <text:p text:style-name="P3"><text:span text:style-name="T4"><text:tab/></text:span><text:span text:style-name="T5"> Currently, Big Mountain Resort’s (BMR) adult ticket price is $81. After through analysis, the model </text:span><text:span text:style-name="T5">suggested that BMR should actually be charging approximately $94.22 based on the amenities at their facilities.</text:span><text:span text:style-name="T5"> The model has a variation of error equal to $10.39; meaning that BMR certainly has room to increase their price, but the $94.22 is just the model’s prediction of the ticket price and the price should be within plus or minus $10.39 of the predicted price given above. Overall, as BMR’s facilities currently stand, without factoring <text:s/>any major changes, an increase in ticket price is already justified.</text:span></text:p>
      <text:p text:style-name="P1"><text:span text:style-name="T5"><text:tab/>In the beginning of our analysis,</text:span><text:span text:style-name="T5"> we expected number of visitors over the season to be about 350,000 and, on average, visitors ski for five days per season. The model only considers Adult Weekend Ticket prices. The model also <text:s/>assumes all of the 350,000 customers per year will buy 5 weekend tickets. After installing the additional chairlift, the model estimates that BMR should increase their ticket price by approximately $0.29 per ticket. This adds up to a yearly revenue increase of $507,246. Adding the chairlift itself is not enough to negate its operational cost.</text:span><text:span text:style-name="T5"> </text:span></text:p>
      <text:p text:style-name="P1"><text:soft-page-break/><text:span text:style-name="T5"><text:tab/>Only one of the proposed scenarios that were listed had any real promising results to offset the new operational cost. The first scenario of closing the 10 most unpopular runs would actually result in a yearly loss of ~$3.0M, or -$1.75/ticket. The fourth scenario considered an increase to ticket price by extending the longest run by 0.2 miles and increasing snow making by 4 acres to cover the increased length of the run. This did not impact change the ticket price. </text:span><text:span text:style-name="T5">The second scenario proposed <text:s/>adding a run, increasing the vertical drop of the mountain by 150ft., and adding an additional chair lift. <text:s/>These additions to the facility would support a ticket price increase of $1.99. This increases annual revenue by ~$3.5M, which would offset the installation and operational costs. The third proposed scenario closely follows the second, but suggests an increase in snow making. As seen by the results of the fourth scenario, this adds no value to the ticket pricing. </text:span></text:p>
      <text:p text:style-name="P1"><text:span text:style-name="T5"><text:tab/>After analyzing the results of the models and weighing the scenarios, I suggest Big Mountain Resort consider and share the benefits of adding other faculties to negate the annual loss of revenue with their shareholder. <text:s/>I recommend following Scenario 2, as it clearly offsets the cost of installing 1 new chair lift (~$1.6M).</text:span></text:p>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 Sans" svg:font-family="'Open Sans'"/>
    <style:font-face style:name="OpenSymbol" svg:font-family="OpenSymbol"/>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is Martinez</meta:initial-creator>
    <meta:creation-date>2020-09-11T13:56:52</meta:creation-date>
    <meta:document-statistic meta:table-count="0" meta:image-count="0" meta:object-count="0" meta:page-count="2" meta:paragraph-count="7" meta:word-count="525" meta:character-count="3219"/>
    <dc:date>2020-09-11T14:30:31</dc:date>
    <dc:creator>Iris Martinez</dc:creator>
    <meta:editing-duration>PT1M58S</meta:editing-duration>
    <meta:editing-cycles>1</meta:editing-cycles>
    <meta:generator>OpenOffice/4.1.7$Unix OpenOffice.org_project/417m1$Build-9800</meta:generator>
  </office:meta>
</office:document-meta>
</file>